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a4c" officeooo:paragraph-rsid="00184a4c"/>
    </style:style>
    <style:style style:name="P2" style:family="paragraph" style:parent-style-name="Standard">
      <style:text-properties officeooo:rsid="001954dc" officeooo:paragraph-rsid="001954dc"/>
    </style:style>
    <style:style style:name="T1" style:family="text">
      <style:text-properties officeooo:rsid="001954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sfvwsfgwsgvsfdgvsdv<text:span text:style-name="T1">svsdvsfdvsfdvsfv</text:span></text:p>
      <text:p text:style-name="P2">sdvs</text:p>
      <text:p text:style-name="P2">dfv</text:p>
      <text:p text:style-name="P2">sdf</text:p>
      <text:p text:style-name="P2">sdfv</text:p>
      <text:p text:style-name="P2">sd</text:p>
      <text:p text:style-name="P2">vsd</text:p>
      <text:p text:style-name="P2">v</text:p>
      <text:p text:style-name="P2">sdvsdv</text:p>
      <text:p text:style-name="P2">s</text:p>
      <text:p text:style-name="P2">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22:48:32.292000000</dc:date>
    <meta:editing-duration>PT9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1" meta:word-count="11" meta:character-count="65" meta:non-whitespace-character-count="65"/>
  </office:meta>
</office:document-meta>
</file>